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fo:min-height="3.506cm"/>
    </style:style>
    <style:style style:name="pr2" style:family="presentation" style:parent-style-name="lyt-darkblue-subtitle">
      <style:graphic-properties draw:fill-color="#ffffff" fo:min-height="13.859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notes">
      <style:graphic-properties draw:fill-color="#ffffff" fo:min-height="11.41cm"/>
    </style:style>
    <style:style style:name="P1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rkov map project <text:s text:c="10"/>Introduction</text:p>
          </draw:text-box>
        </draw:frame>
        <draw:frame presentation:style-name="pr2" draw:text-style-name="P1" draw:layer="layout" svg:width="25.199cm" svg:height="13.859cm" svg:x="1.6cm" svg:y="5.541cm" presentation:class="subtitle" presentation:user-transformed="true">
          <draw:text-box>
            <text:p><text:span text:style-name="T1">Kieran Goodinson</text:span></text:p>
            <text:p><text:span text:style-name="T1"/></text:p>
            <text:p><text:span text:style-name="T1"/></text:p>
            <text:p><text:span text:style-name="T1">How I approached this:</text:span></text:p>
            <text:p><text:span text:style-name="T1">Planned project using jira</text:span></text:p>
            <text:p><text:span text:style-name="T1">Created back end</text:span></text:p>
            <text:p><text:span text:style-name="T1">Created front end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Consultant Journey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header>
                <text:p>Things I learnt for this project</text:p>
              </text:list-header>
              <text:list-item>
                <text:p>JAVA</text:p>
              </text:list-item>
              <text:list-item>
                <text:p>GIT</text:p>
              </text:list-item>
              <text:list-item>
                <text:p>Maven</text:p>
              </text:list-item>
              <text:list-item>
                <text:p>Jira</text:p>
              </text:list-item>
              <text:list-item>
                <text:p>MySQL</text:p>
              </text:list-item>
              <text:list-item>
                <text:p>JavaScript</text:p>
              </text:list-item>
              <text:list-item>
                <text:p>Spr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>
          <draw:text-box>
            <text:p>Version control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item>
                <text:p><text:a xlink:href="https://github.com/Kieran0507/MapProjectBackEnd">https://github.com/Kieran0507/MapProjectBackEnd</text:a></text:p>
              </text:list-item>
              <text:list-item>
                <text:p>https://github.com/Kieran0507/MapProjectFrontEn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Testing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item>
                <text:p>60% coverage on back end </text:p>
              </text:list-item>
              <text:list-item>
                <text:p>Front end tested with seleniu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>
          <draw:text-box>
            <text:p>Conclusion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header>
                <text:p>This project was a learning experience. There's few <text:s/>changes I would like to make given more time, and I may finish this in personal time e.g. better error messages, search by map.</text:p>
                <text:p>I would like more practice with writing supporting documentation for future projects</text:p>
                <text:p>But I believe things went quite well and this has raised my confidence in what I'm capable of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 presentation:user-transformed="true">
          <draw:text-box>
            <text:p>Demonstration</text:p>
          </draw:text-box>
        </draw:frame>
        <draw:frame presentation:style-name="pr5" draw:layer="layout" svg:width="24.369cm" svg:height="13.715cm" svg:x="2.058cm" svg:y="5.45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>
          <draw:text-box>
            <text:p>Sprint review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item>
                <text:p>https://onebangingsite.atlassian.net/jira/software/projects/MYP/boards/3</text:p>
              </text:list-item>
              <text:list-item>
                <text:p>80% coverage left behin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4" draw:layer="layout" svg:width="23.912cm" svg:height="3.507cm" svg:x="2.058cm" svg:y="0.784cm" presentation:class="title">
          <draw:text-box>
            <text:p>Sprint retrospective</text:p>
          </draw:text-box>
        </draw:frame>
        <draw:frame presentation:style-name="pr5" draw:layer="layout" svg:width="24.369cm" svg:height="13.715cm" svg:x="2.058cm" svg:y="5.453cm" presentation:class="outline">
          <draw:text-box>
            <text:list text:style-name="L3">
              <text:list-header>
                <text:p>Went Well</text:p>
              </text:list-header>
              <text:list-item>
                <text:p>Time management</text:p>
              </text:list-item>
              <text:list-item>
                <text:p>Coding</text:p>
              </text:list-item>
              <text:list-item>
                <text:p>Front end</text:p>
                <text:p/>
                <text:p>Things to improve on</text:p>
              </text:list-item>
              <text:list-item>
                <text:p>Documentation</text:p>
              </text:list-item>
              <text:list-item>
                <text:p>Testing</text:p>
              </text:list-item>
              <text:list-item>
                <text:p>Jira boar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language="en" fo:country="GB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eran goodinson</meta:initial-creator>
    <meta:creation-date>2021-10-28T14:50:12.98</meta:creation-date>
    <meta:editing-duration>PT6H49M20S</meta:editing-duration>
    <meta:editing-cycles>6</meta:editing-cycles>
    <dc:date>2021-11-22T09:45:45.34</dc:date>
    <dc:creator>kieran goodinson</dc:creator>
    <meta:generator>OpenOffice/4.1.10$Win32 OpenOffice.org_project/4110m2$Build-9807</meta:generator>
    <meta:document-statistic meta:object-count="67"/>
  </office:meta>
</office:document-meta>
</file>